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erif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P3" style:family="paragraph" style:parent-style-name="Preformatted_20_Text">
      <style:paragraph-properties fo:text-align="start" style:justify-single-word="false"/>
      <style:text-properties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P4" style:family="paragraph" style:parent-style-name="Preformatted_20_Text" style:list-style-name="L1">
      <style:paragraph-properties fo:text-align="start" style:justify-single-word="false"/>
      <style:text-properties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Preformatted_20_Text" style:list-style-name="L2">
      <style:paragraph-properties fo:text-align="start" style:justify-single-word="false"/>
      <style:text-properties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P6" style:family="paragraph" style:parent-style-name="Preformatted_20_Text" style:list-style-name="L1">
      <style:paragraph-properties fo:text-align="start" style:justify-single-word="false"/>
      <style:text-properties style:font-name="Liberation Serif" fo:font-size="12pt" style:text-underline-style="none" fo:font-weight="bold" style:font-size-asian="10.5pt" style:font-weight-asian="bold" style:font-size-complex="12pt" style:font-weight-complex="bold"/>
    </style:style>
    <style:style style:name="P7" style:family="paragraph" style:parent-style-name="Preformatted_20_Text" style:list-style-name="L1">
      <style:paragraph-properties fo:text-align="start" style:justify-single-word="false"/>
      <style:text-properties style:font-name="Liberation Serif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Preformatted_20_Text">
      <style:paragraph-properties fo:text-align="center" style:justify-single-word="false"/>
      <style:text-properties style:font-name="Liberation Serif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9" style:family="paragraph" style:parent-style-name="Preformatted_20_Text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Preformatted_20_Text" style:list-style-name="L2">
      <style:paragraph-properties fo:text-align="start" style:justify-single-word="false"/>
      <style:text-properties fo:font-weight="bold" style:font-weight-asian="bold" style:font-weight-complex="bold"/>
    </style:style>
    <style:style style:name="P11" style:family="paragraph" style:parent-style-name="Preformatted_20_Text" style:list-style-name="L3">
      <style:paragraph-properties fo:text-align="start" style:justify-single-word="false"/>
      <style:text-properties fo:font-weight="bold" style:font-weight-asian="bold" style:font-weight-complex="bold"/>
    </style:style>
    <style:style style:name="P12" style:family="paragraph" style:parent-style-name="Preformatted_20_Text" style:list-style-name="L4">
      <style:paragraph-properties fo:text-align="start" style:justify-single-word="false"/>
      <style:text-properties fo:font-weight="bold" style:font-weight-asian="bold" style:font-weight-complex="bold"/>
    </style:style>
    <style:style style:name="P13" style:family="paragraph" style:parent-style-name="Preformatted_20_Text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14" style:family="paragraph" style:parent-style-name="Preformatted_20_Text" style:list-style-name="L4">
      <style:paragraph-properties fo:text-align="start" style:justify-single-word="false"/>
    </style:style>
    <style:style style:name="P15" style:family="paragraph" style:parent-style-name="Preformatted_20_Text" style:list-style-name="L5">
      <style:paragraph-properties fo:text-align="start" style:justify-single-word="false"/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P16" style:family="paragraph" style:parent-style-name="Preformatted_20_Text" style:list-style-name="L5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7" style:family="paragraph" style:parent-style-name="Preformatted_20_Text">
      <style:paragraph-properties fo:margin-left="0.026cm" fo:margin-right="0cm" fo:text-align="center" style:justify-single-word="false" fo:text-indent="0cm" style:auto-text-indent="false"/>
      <style:text-properties style:font-name="Liberation Serif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erif" fo:font-size="12pt" style:text-underline-style="none" fo:font-weight="bold" style:font-size-asian="10.5pt" style:font-weight-asian="bold" style:font-size-complex="12pt" style:font-weight-complex="bold"/>
    </style:style>
    <style:style style:name="T3" style:family="text">
      <style:text-properties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T4" style:family="text">
      <style:text-properties style:font-name="Liberation Serif" fo:font-size="12pt" style:text-underline-style="none" style:font-size-asian="10.5pt" style:font-size-complex="12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800000"/>
    </style:style>
    <style:style style:name="T9" style:family="text">
      <style:text-properties fo:color="#800000" fo:font-style="italic" style:font-style-asian="italic" style:font-style-complex="italic"/>
    </style:style>
    <style:style style:name="T10" style:family="text">
      <style:text-properties fo:color="#808000"/>
    </style:style>
    <style:style style:name="T11" style:family="text">
      <style:text-properties fo:color="#000080" style:font-name="Liberation Serif" fo:font-size="12pt" style:text-underline-style="none" fo:font-weight="bold" style:font-size-asian="10.5pt" style:font-weight-asian="bold" style:font-size-complex="12pt" style:font-weight-complex="bold"/>
    </style:style>
    <style:style style:name="T12" style:family="text">
      <style:text-properties fo:color="#008000"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T13" style:family="text">
      <style:text-properties fo:color="#dd4814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Functions</text:p>
      <text:p text:style-name="P2"/>
      <text:list xml:id="list660868748" text:style-name="L5">
        <text:list-item>
          <text:p text:style-name="P16">Frequent</text:p>
          <text:list>
            <text:list-item>
              <text:p text:style-name="P15">fooFunc.<text:span text:style-name="T1">defer</text:span>(2000) : set timeout, can pass custom params to fooFunc</text:p>
            </text:list-item>
            <text:list-item>
              <text:p text:style-name="P15">Ext.<text:span text:style-name="T1">onReady</text:span>(function(){}) : three args - method to invoke, the scope from which to call the method,and any options to pass to the method. </text:p>
            </text:list-item>
            <text:list-item>
              <text:p text:style-name="P15">Ext.MessageBox.<text:span text:style-name="T1">alert</text:span></text:p>
            </text:list-item>
            <text:list-item>
              <text:p text:style-name="P15">Ext.<text:span text:style-name="T13">get</text:span>() - getElementById</text:p>
            </text:list-item>
            <text:list-item>
              <text:p text:style-name="P15">divElement.<text:span text:style-name="T1">setSize</text:span>(350,350, {<text:span text:style-name="T6">duration</text:span> :3, <text:span text:style-name="T6">easing</text:span> : 'bounceOut'});</text:p>
            </text:list-item>
            <text:list-item>
              <text:p text:style-name="P15">divElement.<text:span text:style-name="T1">createChild</text:span>(&lt;p&gt;ola&lt;span&gt;maria&lt;/span&gt;&lt;/p&gt;);</text:p>
              <text:list>
                <text:list-item>
                  <text:p text:style-name="P15">divElement.<text:span text:style-name="T1">createChild</text:span>({<text:line-break/> <text:tab/>tag : 'p',<text:line-break/><text:tab/>html : 'ola',<text:line-break/><text:tab/>children : {tag : 'span', style : 'border:1px;', html : 'Maria'}<text:line-break/>});</text:p>
                </text:list-item>
                <text:list-item>
                  <text:p text:style-name="P15">myDiv1.createChild({<text:tab/><text:tab/>// at position 2</text:p>
                  <text:list>
                    <text:list-header>
                      <text:p text:style-name="P15">tag : 'div',</text:p>
                      <text:p text:style-name="P15">id : 'removeMeLater',</text:p>
                      <text:p text:style-name="P15">html : 'Child inserted as node 2 of myDiv1'</text:p>
                    </text:list-header>
                  </text:list>
                  <text:p text:style-name="P15">}, myDiv1.dom.childNodes[3]);</text:p>
                </text:list-item>
              </text:list>
            </text:list-item>
            <text:list-item>
              <text:p text:style-name="P15">divElement.<text:span text:style-name="T1">remove</text:span>()</text:p>
            </text:list-item>
          </text:list>
        </text:list-item>
        <text:list-item>
          <text:p text:style-name="P16">Ext</text:p>
          <text:list>
            <text:list-item>
              <text:p text:style-name="P15">Ext.<text:span text:style-name="T1">getCmp</text:span> : Cmp = component, Is a way to retrieve a reference by id from any context within your application. </text:p>
            </text:list-item>
          </text:list>
        </text:list-item>
      </text:list>
      <text:p text:style-name="P1"/>
      <text:p text:style-name="P17">Concepts</text:p>
      <text:p text:style-name="P2"/>
      <text:list xml:id="list1238290315" text:style-name="L1">
        <text:list-item>
          <text:p text:style-name="P4"><text:span text:style-name="T1">Component</text:span> model dictates how UI widgets are instantiated, rendered, and destroyed in what’s known as the component lifecycle. </text:p>
        </text:list-item>
        <text:list-item>
          <text:p text:style-name="P4"><text:span text:style-name="T1">Container</text:span> model controls how widgets can manage (or contain) other child widgets. Some subclases are:</text:p>
          <text:list>
            <text:list-item>
              <text:p text:style-name="P4"><text:span text:style-name="T7">TabPanel</text:span> is a container that manages one or more child items, which can be accessed via tabs. </text:p>
            </text:list-item>
            <text:list-item>
              <text:p text:style-name="P6">Window -<text:span text:style-name="T5"> parent-child relation</text:span></text:p>
            </text:list-item>
            <text:list-item>
              <text:p text:style-name="P6">Panel -<text:span text:style-name="T5"> parent-child relation</text:span></text:p>
            </text:list-item>
            <text:list-item>
              <text:p text:style-name="P6">FormPanel,</text:p>
            </text:list-item>
            <text:list-item>
              <text:p text:style-name="P6">TabPanel</text:p>
            </text:list-item>
            <text:list-item>
              <text:p text:style-name="P6">FieldSet</text:p>
            </text:list-item>
            <text:list-item>
              <text:p text:style-name="P6">QuickTip </text:p>
            </text:list-item>
          </text:list>
        </text:list-item>
        <text:list-item>
          <text:p text:style-name="P4"><text:span text:style-name="T1">Layouts: </text:span>Layouts are implemented by a container to visually organize child items in the container‘s content body. </text:p>
        </text:list-item>
      </text:list>
      <text:p text:style-name="P2"/>
      <text:p text:style-name="P2"/>
      <text:list xml:id="list1366131997" text:continue-list="list1238290315" text:style-name="L1">
        <text:list-item text:start-value="1">
          <text:p text:style-name="P6">Core: C<text:span text:style-name="T5">omprises of many of the basic features such as Ajax communication, DOM manipulation, and event management </text:span></text:p>
        </text:list-item>
        <text:list-item>
          <text:p text:style-name="P6">UI components: <text:span text:style-name="T5">Contain all of the widgets that interface with the user </text:span></text:p>
        </text:list-item>
        <text:list-item>
          <text:p text:style-name="P6">Web Remoting: <text:span text:style-name="T5">Web remoting is a means for JavaScript to (remotely) execute method calls that are </text:span></text:p>
          <text:p text:style-name="P4">defined and exposed on the server, which is commonly known as a Remote Procedure </text:p>
          <text:p text:style-name="P4">Call, or RPC. </text:p>
        </text:list-item>
        <text:list-item>
          <text:p text:style-name="P6"><text:soft-page-break/>Data Services: <text:span text:style-name="T5">Takes care of fetching, parsing Array, XML, and JSON . The main consumer s are:</text:span></text:p>
          <text:list>
            <text:list-item>
              <text:p text:style-name="P4"><text:span text:style-name="T1">GridPanel: </text:span>GridPanel is a subclass of Panel and <text:span text:style-name="T6">presents data in a table-like format</text:span>, offering sortable, resizable, and movable column headers and selection models such as <text:span text:style-name="T9">RowSelectionModel</text:span><text:span text:style-name="T8"> , </text:span><text:span text:style-name="T9">CellSelectionModel and EditorGridPanel</text:span><text:span text:style-name="T6">.</text:span></text:p>
            </text:list-item>
            <text:list-item>
              <text:p text:style-name="P7"><text:span text:style-name="T1">DataView</text:span> : The DataView class consumes data from a store, paints it onscreen using a <text:span text:style-name="T10">Template</text:span>, and provides a simple selection model. <text:line-break/>An Ext JS Template is a DOM utility that allows you to create a template, with placeholders for data elements, which can be filled in by individual records in a store and stamped out on the DOM. </text:p>
            </text:list-item>
            <text:list-item>
              <text:p text:style-name="P7"><text:span text:style-name="T1">ListView </text:span>: The ListView, is used for displaying data from a store in a grid-like fashion </text:p>
            </text:list-item>
            <text:list-item>
              <text:p text:style-name="P7"><text:span text:style-name="T1">TreePanel: </text:span>TreePanel widget doesn‘t consume data from a data store, but consumes hierarchical data via the usage of the <text:span text:style-name="T10">data.Tree class</text:span>. </text:p>
            </text:list-item>
          </text:list>
        </text:list-item>
        <text:list-item>
          <text:p text:style-name="P6">Drag and Drop</text:p>
        </text:list-item>
        <text:list-item>
          <text:p text:style-name="P6">Utilities: <text:span text:style-name="T5">Cool utility classes to help perform routine tasks easier. </text:span></text:p>
        </text:list-item>
      </text:list>
      <text:p text:style-name="P2"/>
      <text:p text:style-name="P2"/>
      <text:p text:style-name="P1">Widgets</text:p>
      <text:p text:style-name="P2"/>
      <text:list xml:id="list611288746" text:style-name="L2">
        <text:list-item>
          <text:p text:style-name="P10"><text:span text:style-name="T4">Form -</text:span><text:span text:style-name="T3"> Each of Ext JS fields includes utilities to perform actions like get and set values, mark the field as invalid, reset, and perform validations against the field.</text:span></text:p>
          <text:list>
            <text:list-item>
              <text:p text:style-name="P5">TextField , TextArea </text:p>
            </text:list-item>
            <text:list-item>
              <text:p text:style-name="P5">NumberField - for decimal precision and range</text:p>
            </text:list-item>
            <text:list-item>
              <text:p text:style-name="P5">Radio, Checkbox </text:p>
            </text:list-item>
            <text:list-item>
              <text:p text:style-name="P5">HTML editor is WYSIWYG</text:p>
            </text:list-item>
            <text:list-item>
              <text:p text:style-name="P5">ComboBox </text:p>
            </text:list-item>
          </text:list>
        </text:list-item>
        <text:list-item>
          <text:p text:style-name="P13"><text:span text:style-name="T2">Toolbar: </text:span><text:span text:style-name="T4">Toolbar allows to place in it widget ,generally developers place menus and buttons in it. </text:span></text:p>
        </text:list-item>
        <text:list-item>
          <text:p text:style-name="P13"><text:span text:style-name="T2">Button: </text:span><text:span text:style-name="T4">Can include icons as well as tex t</text:span></text:p>
        </text:list-item>
        <text:list-item>
          <text:p text:style-name="P13"><text:span text:style-name="T2">Menus</text:span><text:span text:style-name="T4">: Menus can be displayed by clicking a button on the toolbar or shown on demand at any X </text:span><text:span text:style-name="T4">and Y coordinates on screen. </text:span></text:p>
        </text:list-item>
        <text:list-item>
          <text:p text:style-name="P13"><text:span text:style-name="T2">MessageBox: </text:span><text:span text:style-name="T4">MessageBox is a utility class, which allows you to easily provide feedback </text:span></text:p>
        </text:list-item>
        <text:list-item>
          <text:p text:style-name="P13"><text:span text:style-name="T2">Slider: </text:span><text:span text:style-name="T4">Slider <text:s/>leverages drag and drop. </text:span></text:p>
        </text:list-item>
        <text:list-item>
          <text:p text:style-name="P13"><text:span text:style-name="T11">Layouts</text:span><text:span text:style-name="T4"> - AutoLayout, MenuLayout, ToolbarLayout, BoxLayout, VBoxLayout, and HBoxLayout </text:span></text:p>
        </text:list-item>
      </text:list>
      <text:p text:style-name="P2"/>
      <text:p text:style-name="P1"/>
      <text:p text:style-name="P1">Structure</text:p>
      <text:p text:style-name="P2"/>
      <text:list xml:id="list423504582" text:style-name="L3">
        <text:list-item>
          <text:p text:style-name="P11"><text:span text:style-name="T4">adapter</text:span><text:span text:style-name="T3"> - Contains the ext-base.js. Also contains necessary adapters and supported versions of Prototype, jQuery.</text:span></text:p>
        </text:list-item>
        <text:list-item>
          <text:p text:style-name="P11"><text:span text:style-name="T4">Build </text:span><text:span text:style-name="T3">- <text:s/>It’s a deflated version of the source directory. </text:span></text:p>
        </text:list-item>
        <text:list-item>
          <text:p text:style-name="P11"><text:span text:style-name="T4">resources - </text:span><text:span text:style-name="T3">Contains all of the necessary images and CSS required to use the UI widgets. </text:span></text:p>
        </text:list-item>
        <text:list-item>
          <text:p text:style-name="P11"><text:span text:style-name="T4">src - </text:span><text:span text:style-name="T3">Holds the entire framework, including all of the comments. </text:span></text:p>
        </text:list-item>
      </text:list>
      <text:p text:style-name="P9"><text:span text:style-name="T3"/></text:p>
      <text:p text:style-name="P1">Setting Up</text:p>
      <text:p text:style-name="P2"/>
      <text:list xml:id="list844803526" text:style-name="L4">
        <text:list-item>
          <text:p text:style-name="P14"><text:span text:style-name="T3">Min 3 files required:</text:span></text:p>
          <text:list>
            <text:list-header>
              <text:p text:style-name="P14"><text:span text:style-name="T3">&lt;link rel="stylesheet" type="text/css" href="extjs/resources/css/ext-all.css" /&gt;<text:line-break/>&lt;script type="text/javascript" src="extjs/adapter/ext/ext-base-debug.js"&gt;&lt;/script&gt;<text:line-break/>&lt;script type="text/javascript" src="extjs/ext-all-debug.js"&gt;&lt;/script&gt;</text:span></text:p>
            </text:list-header>
          </text:list>
        </text:list-item>
        <text:list-item>
          <text:p text:style-name="P14"><text:span text:style-name="T3">Loading other libs<text:line-break/> &lt;script type="text/javascript" src="extjs/</text:span><text:span text:style-name="T2">adapter</text:span><text:span text:style-name="T3">/jQuery/jQuery.js"&gt;&lt;/script&gt;</text:span></text:p>
        </text:list-item>
        <text:list-item>
          <text:p text:style-name="P12"><text:soft-page-break/><text:span text:style-name="T4">BLANK_IMAGE_URL<text:line-break/><text:tab/></text:span><text:span text:style-name="T12">Ext.BLANK_IMAGE_URL = 'extjs/resources/images/default/s.gif';</text:span></text:p>
        </text:list-item>
        <text:list-item>
          <text:p text:style-name="P12"><text:span text:style-name="T1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51cm" fo:margin-right="1.20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28T17:51:52</dc:date>
    <dc:creator>Nitin Nayal</dc:creator>
    <meta:generator>LibreOffice/3.5$Linux_X86_64 LibreOffice_project/350m1$Build-2</meta:generator>
    <meta:editing-duration>PT9H11M4S</meta:editing-duration>
    <meta:editing-cycles>41</meta:editing-cycles>
    <meta:document-statistic meta:table-count="0" meta:image-count="0" meta:object-count="0" meta:page-count="3" meta:paragraph-count="63" meta:word-count="672" meta:character-count="4331" meta:non-whitespace-character-count="3725"/>
  </office:meta>
</office:document-meta>
</file>